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Open Sans"/>
    </style:style>
    <style:style style:name="P2" style:family="paragraph" style:parent-style-name="Text_20_body">
      <style:text-properties style:font-name="Open Sans" fo:font-weight="bold" style:font-weight-asian="bold" style:font-weight-complex="bold"/>
    </style:style>
    <style:style style:name="P3" style:family="paragraph" style:parent-style-name="Text_20_body">
      <style:text-properties style:font-name="Open Sans" fo:font-weight="bold" officeooo:paragraph-rsid="00082b3d" style:font-weight-asian="bold" style:font-weight-complex="bold"/>
    </style:style>
    <style:style style:name="P4" style:family="paragraph" style:parent-style-name="Text_20_body">
      <style:text-properties style:font-name="Open Sans" officeooo:paragraph-rsid="00082b3d"/>
    </style:style>
    <style:style style:name="P5" style:family="paragraph" style:parent-style-name="Text_20_body">
      <style:text-properties style:font-name="Open Sans" officeooo:paragraph-rsid="000c292f"/>
    </style:style>
    <style:style style:name="P6" style:family="paragraph" style:parent-style-name="Text_20_body" style:list-style-name="L1">
      <style:text-properties style:font-name="Open Sans"/>
    </style:style>
    <style:style style:name="P7" style:family="paragraph" style:parent-style-name="Text_20_body" style:list-style-name="L1">
      <style:text-properties style:font-name="Open Sans" officeooo:paragraph-rsid="00082b3d"/>
    </style:style>
    <style:style style:name="T1" style:family="text">
      <style:text-properties officeooo:rsid="00082b3d"/>
    </style:style>
    <style:style style:name="T2" style:family="text">
      <style:text-properties fo:font-weight="bold" style:font-weight-asian="bold" style:font-weight-complex="bold"/>
    </style:style>
    <style:style style:name="T3" style:family="text">
      <style:text-properties officeooo:rsid="000c292f"/>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64050416" text:id="ct64050416">
          <text:insertion>
            <office:change-info>
              <dc:creator>Unknown Author</dc:creator>
              <dc:date>2019-10-27T08: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text:p>
      <text:p text:style-name="P2">Aim of the project (intended impact of the project )</text:p>
      <text:p text:style-name="P2"/>
      <text:p text:style-name="P1"/>
      <text:p text:style-name="P1"/>
      <text:p text:style-name="P1">● To promote the acquisition of practical, life-skills for school drop-outs</text:p>
      <text:p text:style-name="P1">and redundant youth.</text:p>
      <text:p text:style-name="P1">● To promote self-help empowerment initiatives through capacity</text:p>
      <text:p text:style-name="P1">building and hands-on skills and knowledge training.</text:p>
      <text:p text:style-name="P1">● Encourage repair and DIY culture among refugees and host</text:p>
      <text:p text:style-name="P1">communities for self reliances and to save costs spend on the repair of</text:p>
      <text:p text:style-name="P1">devices.</text:p>
      <text:p text:style-name="P1">● Both local community and refugee beneficiaries will acquire skills and</text:p>
      <text:p text:style-name="P1">are set to successfully engage themselves in creating a difference in</text:p>
      <text:p text:style-name="P1">their communities.</text:p>
      <text:p text:style-name="P1"/>
      <text:p text:style-name="P1"/>
      <text:p text:style-name="P1"/>
      <text:p text:style-name="P2">Project Target</text:p>
      <text:p text:style-name="P1"><text:span text:style-name="T2">Group: Primary Target: ​</text:span> Refugees and Host communities living in Rhino Camp</text:p>
      <text:p text:style-name="P1">refugee settlement.</text:p>
      <text:p text:style-name="P1"/>
      <text:p text:style-name="P1"/>
      <text:p text:style-name="P1"><text:span text:style-name="T2">Secondary Target:</text:span>​ Bringing together and re-engaging open tech hacktivist,</text:p>
      <text:p text:style-name="P1">robotics, and makers from/within Rhino Camp.</text:p>
      <text:p text:style-name="P1"/>
      <text:p text:style-name="P4"><text:s/></text:p>
      <text:p text:style-name="P3"><text:soft-page-break/>Pitching about ASKotec</text:p>
      <text:p text:style-name="P2"/>
      <text:p text:style-name="P2">Introduction</text:p>
      <text:p text:style-name="P4">The <text:span text:style-name="T1">presenter</text:span> introduces him/her self, the <text:span text:style-name="T1">organization</text:span> they are from, brief about what they do and relate to the askotec.</text:p>
      <text:p text:style-name="P2"/>
      <text:p text:style-name="P2">Introduce askotec </text:p>
      <text:p text:style-name="P1">start by defining Askotec,why it is called the emergency case eg its a DIY (Do It Yourself) mobile kit that can be used or address or solving various problems facing the communities in different situations in our daily life</text:p>
      <text:p text:style-name="P1"><text:span text:style-name="T2">NB</text:span>:List any examples you think askotec can solve.</text:p>
      <text:p text:style-name="P2">Content in the Askotec</text:p>
      <text:p text:style-name="P1">always mention some of the tools and materials in the kit and list its brief funtion and uses of them when and how…</text:p>
      <text:p text:style-name="P2">Why Askotec is the future</text:p>
      <text:p text:style-name="P5">Mention brief about the employment opportunities created b<text:change-start text:change-id="ct64050416"/><text:span text:style-name="T3">y</text:span><text:change-end text:change-id="ct64050416"/> the kit and some success stories</text:p>
      <text:p text:style-name="P2">Cost structure</text:p>
      <text:p text:style-name="P1">Dont forget to mention how much it costs to buid one complete kit and where to find the materials and tools.</text:p>
      <text:p text:style-name="P2">Conclusion </text:p>
      <text:p text:style-name="P1">always give credit and mention those who are behind the develiopomnent of the kit, share where more information can be got about the kit, share your online presents, links (Website, facebok and twitter) and business cards.</text:p>
      <text:p text:style-name="P2">And don’t forget to say thank you.</text:p>
      <text:p text:style-name="P2"/>
      <text:p text:style-name="P1"/>
      <text:p text:style-name="P1"/>
      <text:p text:style-name="P1"/>
      <text:p text:style-name="P2"><text:soft-page-break/>Context</text:p>
      <text:p text:style-name="P1">Uganda is currently the third largest refugees hosting country in the world after Pakistan and</text:p>
      <text:p text:style-name="P1">turkey, according to the September 2018c UNHCR refugees verification process, Uganda is</text:p>
      <text:p text:style-name="P1">reported to be hosting over 1.2 million refugees - these refugees who came from diverse</text:p>
      <text:p text:style-name="P1">countries of origin which include Rwanda, Kenya, Burundi and the largest from South Sudan due</text:p>
      <text:p text:style-name="P1">to the on-going intense political unrest and war, this led to a vast number of them being separated</text:p>
      <text:p text:style-name="P1">from their families, communities and as well education and broke down their dream career and</text:p>
      <text:p text:style-name="P1">devasted incoming earning activities.In the refugee camps, education and vocational spaces and resources that will help support refugees on the path of self-reliance are very limited, As such a huge number of these youthremain unemployed, redundant and unexposed to the valuable life-transforming opportunities.</text:p>
      <text:p text:style-name="P1"/>
      <text:p text:style-name="P1"/>
      <text:p text:style-name="P1">This affects the refugees in every way considering a significant number of refugees are not in</text:p>
      <text:p text:style-name="P1"/>
      <text:p text:style-name="P1">1. formal school and they </text:p>
      <text:p text:style-name="P1"/>
      <text:p text:style-name="P1">2. lack the qualification and skills that will increase their employability, </text:p>
      <text:p text:style-name="P1"/>
      <text:p text:style-name="P1">and</text:p>
      <text:p text:style-name="P1">in addition,</text:p>
      <text:p text:style-name="P1"/>
      <text:p text:style-name="P1">3. lack of basic technological and technical skills on repair and DIY making further</text:p>
      <text:p text:style-name="P1"><text:soft-page-break/>places financial pressures on the refugees.</text:p>
      <text:p text:style-name="P1"/>
      <text:p text:style-name="P1"><text:s/>They pay expensive cost to repair shops in the</text:p>
      <text:p text:style-name="P1">regional urban centers like Arua, Koboko, etc in case of broken devices and types of equipment</text:p>
      <text:p text:style-name="P1">such as radios and mobile phones which in the camps are imperative for communication, access</text:p>
      <text:p text:style-name="P1">to information and restoration of family links.</text:p>
      <text:p text:style-name="P1"/>
      <text:p text:style-name="P2">Solution statement </text:p>
      <text:p text:style-name="P1"><text:s/>Through this activity, we want to provide the</text:p>
      <text:p text:style-name="P1">Platform ​ for young refugees to gain hands-on knowledge and life skills and that will enable</text:p>
      <text:p text:style-name="P1">create their own employment opportunities or increase their prospects for employment.</text:p>
      <text:p text:style-name="P1">The workshop will be utilizing the #ASKotec kit (Access To Sustainable Knowledge Open Tech</text:p>
      <text:p text:style-name="P1">Emergency case), a multi-functional, mobile vocational school in a box designed to empower</text:p>
      <text:p text:style-name="P1">young open tech pioneers in post-conflict, post-disaster transformation regions ​ where access to</text:p>
      <text:p text:style-name="P1">information and training is extremely limited to help themselves and their communities. The</text:p>
      <text:p text:style-name="P1">trainers offer an open platform for innovation, transfer, and sharing of knowledge around repair,</text:p>
      <text:p text:style-name="P1">upcycling and provides the tools and equipment to experiment with a vast choice #DIY</text:p>
      <text:p text:style-name="P1">(Do-It-Yourself) / #DIWO (Do-It-With-Others) projects of interests ranging from basic electrical</text:p>
      <text:p text:style-name="P1"><text:soft-page-break/>designs and electronics, repairs to complex mechanical software development and robotics, etc.</text:p>
      <text:p text:style-name="P1">Platform Africa believes ​ the access to tools makes an economic and social difference and helps</text:p>
      <text:p text:style-name="P1">in exposing refugee potential. Therefore based on this belief, we undertake an intensive skills</text:p>
      <text:p text:style-name="P1">development to engage refugee and host communities.</text:p>
      <text:p text:style-name="P1"/>
      <text:p text:style-name="P1"/>
      <text:p text:style-name="P1"><text:span text:style-name="T2">Goal:</text:span>​ The goal of this activity is two-pronged;</text:p>
      <text:p text:style-name="P1">- build the capacity and skills of the refugee and host communities youths on basic</text:p>
      <text:p text:style-name="P1">electronics and mechanical skills.</text:p>
      <text:p text:style-name="P1">-</text:p>
      <text:p text:style-name="P1">Bringing together refugees to better understand and map the challenges/issues to be</text:p>
      <text:p text:style-name="P1">addressed in upcoming #ASKnet projects.</text:p>
      <text:p text:style-name="P3">Objectives</text:p>
      <text:list xml:id="list1807998317715999589" text:style-name="L1">
        <text:list-item>
          <text:p text:style-name="P7">To promote the acquisition of practical, life-skills for school drop-outs and redundant</text:p>
        </text:list-item>
        <text:list-item>
          <text:p text:style-name="P7">youth.</text:p>
        </text:list-item>
        <text:list-item>
          <text:p text:style-name="P7">Provide a Platform for refugee youth to explore their potential and collaborate to</text:p>
        </text:list-item>
        <text:list-item>
          <text:p text:style-name="P7">transform their ideas into products </text:p>
        </text:list-item>
        <text:list-item>
          <text:p text:style-name="P7">To promote self-help empowerment initiatives through capacity building and hands-on</text:p>
        </text:list-item>
        <text:list-item>
          <text:p text:style-name="P6">skills and knowledge training.</text:p>
        </text:list-item>
        <text:list-item>
          <text:p text:style-name="P6">To provide tools and materials for practical science and design (STEAM).</text:p>
        </text:list-item>
        <text:list-item>
          <text:p text:style-name="P6">Create basic appliances like solar chargers units and solar lamps and LEDs.</text:p>
        </text:list-item>
        <text:list-item>
          <text:p text:style-name="P6">Encourage repair and DIY culture among refugees and host communities for self</text:p>
        </text:list-item>
        <text:list-item>
          <text:p text:style-name="P6"><text:soft-page-break/>reliances and to save costs spend on the repair of devices.</text:p>
        </text:list-item>
        <text:list-item>
          <text:p text:style-name="P6">Provide a sustainable life skill to refugee youth</text:p>
        </text:list-item>
        <text:list-item>
          <text:p text:style-name="P6">Introduce the tools, pieces of equipment and materials in the #ASKotec and their various</text:p>
        </text:list-item>
      </text:list>
      <text:p text:style-name="P1">functions and uses as a basis to spark creativity and encourage them to ​ try it - co-create</text:p>
      <text:p text:style-name="P1">and have fun.</text:p>
      <text:p text:style-name="P1"/>
      <text:p text:style-name="P1"/>
      <text:p text:style-name="P1"/>
      <text:p text:style-name="P1"/>
      <text:p text:style-name="P1"/>
      <text:p text:style-name="P1"/>
      <text:p text:style-name="P1"/>
      <text:p text:style-name="P1"/>
      <text:p text:style-name="P1"/>
      <text:p text:style-name="P1"/>
      <text:p text:style-name="P1"/>
      <text:p text:style-name="P1">Activities:</text:p>
      <text:p text:style-name="P1">Planning Meeting</text:p>
      <text:p text:style-name="P1">An internal meeting will be organized to (i) identify and discuss target group in terms of age</text:p>
      <text:p text:style-name="P1">bracket and gender, (ii) jointly prepare invitation letters, (iii) and finally making workshop</text:p>
      <text:p text:style-name="P1">amenities/ needs list.</text:p>
      <text:p text:style-name="P1"/>
      <text:p text:style-name="P1">Mobilization / invitation</text:p>
      <text:p text:style-name="P1">Conduct mobilization and distribution of invitation letters to participants giving special</text:p>
      <text:p text:style-name="P1"><text:soft-page-break/>considering to I) gender equity, ii) teachers in the refugee settlements, iii) and finally, iv)</text:p>
      <text:p text:style-name="P1">enlisting potential and self-motivated youth from the host communities.</text:p>
      <text:p text:style-name="P1"/>
      <text:p text:style-name="P1">Technical Workshop</text:p>
      <text:p text:style-name="P1">skills development work camp and practical building of solar /LED units, repair cafe to repair</text:p>
      <text:p text:style-name="P1">broken down devices in the community and mechanical workshops on repair bikes, generators,</text:p>
      <text:p text:style-name="P1">etc. and provide the blueprint and framework for DIY hacktivism.</text:p>
      <text:p text:style-name="P1"/>
      <text:p text:style-name="P1"/>
      <text:p text:style-name="P1"/>
      <text:p text:style-name="P1"/>
      <text:p text:style-name="P1">Expected Outcome</text:p>
      <text:p text:style-name="P1">The proposed activity is expected to achieve:</text:p>
      <text:p text:style-name="P1">-</text:p>
      <text:p text:style-name="P1">-</text:p>
      <text:p text:style-name="P1">-</text:p>
      <text:p text:style-name="P1">Both local community and refugee beneficiaries will acquire skills and are set to</text:p>
      <text:p text:style-name="P1">successfully engage themselves in creating a difference in their communities.</text:p>
      <text:p text:style-name="P1"/>
      <text:p text:style-name="P1">50% of gender representation during the entire process of the activity.</text:p>
      <text:p text:style-name="P1"/>
      <text:p text:style-name="P1">Produce three solar units to be showcased to local partners to secure support for refugee</text:p>
      <text:p text:style-name="P1">led initiatives and innovations.</text:p>
      <text:p text:style-name="P1"/>
      <text:p text:style-name="P1"><text:soft-page-break/></text:p>
      <text:p text:style-name="P1"/>
      <text:p text:style-name="P2"><text:s/>Know the tool and materials and where they are appli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4:06:15.525826181</meta:creation-date>
    <dc:date>2019-10-27T15:53:04.422558173</dc:date>
    <meta:editing-duration>PT24M38S</meta:editing-duration>
    <meta:editing-cycles>3</meta:editing-cycles>
    <meta:generator>LibreOffice/5.1.4.2$Linux_X86_64 LibreOffice_project/10m0$Build-2</meta:generator>
    <meta:document-statistic meta:table-count="0" meta:image-count="0" meta:object-count="0" meta:page-count="8" meta:paragraph-count="112" meta:word-count="1080" meta:character-count="7000" meta:non-whitespace-character-count="5921"/>
  </office:meta>
</office:document-meta>
</file>